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rame.setMarginHeight( String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MarginHeight( int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ifr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rame.iframe( Element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FrameBorder( boolean frameb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frame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MarginWidth( int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i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fram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frame.ifram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rame.iframe( String element , String name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frame.setScrolling( String scrol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MarginWidth( String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iframe( Element element , String name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frame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iframe( String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ram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